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/>
    <style:style style:name="ce2" style:family="table-cell" style:parent-style-name="Default" style:data-style-name="N3"/>
    <style:style style:name="ce7" style:family="table-cell" style:parent-style-name="Default"/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(PAS * ITA)³ + (PAS * ITB)³ + (PAS * ITC)³ + (PAS * ITD)³ + (PAS * IT5)³</text:p>
          </table:table-cell>
          <table:covered-table-cell table:number-columns-repeated="5"/>
          <table:table-cell table:number-columns-repeated="10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ersion séquentiel</text:p>
          </table:table-cell>
          <table:table-cell office:value-type="string" calcext:value-type="string">
            <text:p>Version 1 parallèle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Efficacité</text:p>
          </table:table-cell>
          <table:table-cell table:style-name="ce3" table:number-columns-spanned="1" table:number-rows-spanned="20"/>
          <table:table-cell office:value-type="string" calcext:value-type="string">
            <text:p>Version 2 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Efficacité</text:p>
          </table:table-cell>
          <table:table-cell table:style-name="ce3" table:number-columns-spanned="1" table:number-rows-spanned="20"/>
          <table:table-cell office:value-type="string" calcext:value-type="string">
            <text:p>Version 3 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Efficac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TA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TB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TC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TD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TE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2" table:formula="of:=([.$B$10]*[.$B11])^3 + ([.$B$10]*[.$B12])^3 + ([.$B$10]*[.$B13])^3 + ([.$B$10]*[.$B14])^3 + ([.$B$10]*[.$B15]) ^3" office:value-type="float" office:value="11008000000" calcext:value-type="float">
            <text:p>11 008 000 000</text:p>
          </table:table-cell>
          <table:table-cell table:style-name="ce2" table:formula="of:=([.$B$10]*[.$B11])^3 + ([.$B$10]*[.$B14])^3 + ([.$B$10]*[.$B15]) ^3" office:value-type="float" office:value="4168000000" calcext:value-type="float">
            <text:p>4 168 000 000</text:p>
          </table:table-cell>
          <table:table-cell table:formula="of:= [.$C$16]/[.D16]" office:value-type="float" office:value="2.64107485604607" calcext:value-type="float">
            <text:p>2,64107485604607</text:p>
          </table:table-cell>
          <table:table-cell table:formula="of:=[.E16]/3" office:value-type="float" office:value="0.880358285348688" calcext:value-type="float">
            <text:p>0,880358285348688</text:p>
          </table:table-cell>
          <table:covered-table-cell/>
          <table:table-cell table:style-name="ce2" table:formula="of:=([.$B$10]*[.$B11])^3 + ([.$B$10]*[.$B13])^3 + ([.$B$10]*[.$B15]) ^3" office:value-type="float" office:value="6848000000" calcext:value-type="float">
            <text:p>6 848 000 000</text:p>
          </table:table-cell>
          <table:table-cell table:formula="of:= [.$C$16]/[.H16]" office:value-type="float" office:value="1.60747663551402" calcext:value-type="float">
            <text:p>1,60747663551402</text:p>
          </table:table-cell>
          <table:table-cell table:formula="of:=[.I16]/3" office:value-type="float" office:value="0.535825545171339" calcext:value-type="float">
            <text:p>0,535825545171339</text:p>
          </table:table-cell>
          <table:covered-table-cell/>
          <table:table-cell table:style-name="ce2" table:formula="of:=(PAS*ITA1)^3 + (PAS*ITD1)^3+(PAS*ITE1)^3" office:value-type="float" office:value="4168000000" calcext:value-type="float">
            <text:p>4 168 000 000</text:p>
          </table:table-cell>
          <table:table-cell table:formula="of:= [.$C$16]/[.L16]" office:value-type="float" office:value="2.64107485604607" calcext:value-type="float">
            <text:p>2,64107485604607</text:p>
          </table:table-cell>
          <table:table-cell table:formula="of:=[.M16]/3" office:value-type="float" office:value="0.880358285348688" calcext:value-type="float">
            <text:p>0,880358285348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B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C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D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E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2" table:formula="of:=([.$B$10]*[.$B17])^3 + ([.$B$10]*[.$B18])^3 + ([.$B$10]*[.$B19])^3 + ([.$B$10]*[.$B20])^3 + ([.$B$10]*[.$B21]) ^3" office:value-type="float" office:value="7576000000" calcext:value-type="float">
            <text:p>7 576 000 000</text:p>
          </table:table-cell>
          <table:table-cell table:style-name="ce2" table:formula="of:=([.$B$10]*[.$B17])^3 + ([.$B$10]*[.$B20])^3 + ([.$B$10]*[.$B21]) ^3" office:value-type="float" office:value="6848000000" calcext:value-type="float">
            <text:p>6 848 000 000</text:p>
          </table:table-cell>
          <table:table-cell table:formula="of:= [.$C$22]/[.D22]" office:value-type="float" office:value="1.10630841121495" calcext:value-type="float">
            <text:p>1,10630841121495</text:p>
          </table:table-cell>
          <table:table-cell table:formula="of:=[.E22]/3" office:value-type="float" office:value="0.368769470404984" calcext:value-type="float">
            <text:p>0,368769470404984</text:p>
          </table:table-cell>
          <table:covered-table-cell/>
          <table:table-cell table:style-name="ce2" table:formula="of:=([.$B$10]*[.$B17])^3 + ([.$B$10]*[.$B20])^3 + ([.$B$10]*[.$B21]) ^3" office:value-type="float" office:value="6848000000" calcext:value-type="float">
            <text:p>6 848 000 000</text:p>
          </table:table-cell>
          <table:table-cell table:formula="of:= [.$C$22]/[.H22]" office:value-type="float" office:value="1.10630841121495" calcext:value-type="float">
            <text:p>1,10630841121495</text:p>
          </table:table-cell>
          <table:table-cell table:formula="of:=[.I22]/3" office:value-type="float" office:value="0.368769470404984" calcext:value-type="float">
            <text:p>0,368769470404984</text:p>
          </table:table-cell>
          <table:covered-table-cell/>
          <table:table-cell table:style-name="ce2" table:formula="of:=(PAS*ITA1)^3 + (PAS*ITD2)^3+(PAS*ITE2)^3" office:value-type="float" office:value="6848000000" calcext:value-type="float">
            <text:p>6 848 000 000</text:p>
          </table:table-cell>
          <table:table-cell table:formula="of:= [.$C$22]/[.L22]" office:value-type="float" office:value="1.10630841121495" calcext:value-type="float">
            <text:p>1,10630841121495</text:p>
          </table:table-cell>
          <table:table-cell table:formula="of:=[.M22]/3" office:value-type="float" office:value="0.368769470404984" calcext:value-type="float">
            <text:p>0,368769470404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B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D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TE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style-name="ce2"/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2" table:formula="of:=([.$B$10]*[.$B23])^3 + ([.$B$10]*[.$B24])^3 + ([.$B$10]*[.$B25])^3 + ([.$B$10]*[.$B26])^3 + ([.$B$10]*[.$B27]) ^3" office:value-type="float" office:value="2584000000" calcext:value-type="float">
            <text:p>2 584 000 000</text:p>
          </table:table-cell>
          <table:table-cell table:style-name="ce2" table:formula="of:= ([.$B$10]*[.$B24])^3  + ([.$B$10]*[.$B26])^3 + ([.$B$10]*[.$B27]) ^3" office:value-type="float" office:value="2008000000" calcext:value-type="float">
            <text:p>2 008 000 000</text:p>
          </table:table-cell>
          <table:table-cell table:formula="of:=[.$C$28]/[.D28]" office:value-type="float" office:value="1.28685258964143" calcext:value-type="float">
            <text:p>1,28685258964143</text:p>
          </table:table-cell>
          <table:table-cell table:formula="of:=[.E28]/3" office:value-type="float" office:value="0.428950863213811" calcext:value-type="float">
            <text:p>0,428950863213811</text:p>
          </table:table-cell>
          <table:covered-table-cell/>
          <table:table-cell table:style-name="ce2" table:formula="of:= ([.$B$10]*[.$B24])^3 + ([.$B$10]*[.$B26])^3 + ([.$B$10]*[.$B27]) ^3" office:value-type="float" office:value="2008000000" calcext:value-type="float">
            <text:p>2 008 000 000</text:p>
          </table:table-cell>
          <table:table-cell table:formula="of:=[.$C$28]/[.H28]" office:value-type="float" office:value="1.28685258964143" calcext:value-type="float">
            <text:p>1,28685258964143</text:p>
          </table:table-cell>
          <table:table-cell table:formula="of:=[.I28]/3" office:value-type="float" office:value="0.428950863213811" calcext:value-type="float">
            <text:p>0,428950863213811</text:p>
          </table:table-cell>
          <table:covered-table-cell/>
          <table:table-cell table:style-name="ce2" table:formula="of:=(PAS*ITB3)^3 + (PAS*ITD3)^3+(PAS*ITE3)^3" office:value-type="float" office:value="2008000000" calcext:value-type="float">
            <text:p>2 008 000 000</text:p>
          </table:table-cell>
          <table:table-cell table:formula="of:=[.$C$28]/[.L28]" office:value-type="float" office:value="1.28685258964143" calcext:value-type="float">
            <text:p>1,28685258964143</text:p>
          </table:table-cell>
          <table:table-cell table:formula="of:=[.M28]/3" office:value-type="float" office:value="0.428950863213811" calcext:value-type="float">
            <text:p>0,428950863213811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lerationV1 </text:p>
          </table:table-cell>
          <table:table-cell table:style-name="ce5" office:value-type="string" calcext:value-type="string">
            <text:p><text:s/>2.08465 </text:p>
          </table:table-cell>
          <table:table-cell table:style-name="ce7" office:value-type="string" calcext:value-type="string">
            <text:p><text:s/>1.11383 </text:p>
          </table:table-cell>
          <table:table-cell office:value-type="string" calcext:value-type="string">
            <text:p><text:s/>1.1024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lerationV2 </text:p>
          </table:table-cell>
          <table:table-cell table:style-name="ce5" office:value-type="string" calcext:value-type="string">
            <text:p><text:s/>1.11392 </text:p>
          </table:table-cell>
          <table:table-cell table:style-name="ce7" office:value-type="string" calcext:value-type="string">
            <text:p><text:s/>1.43093 </text:p>
          </table:table-cell>
          <table:table-cell office:value-type="string" calcext:value-type="string">
            <text:p><text:s/>1.12294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elerationV3 </text:p>
          </table:table-cell>
          <table:table-cell table:style-name="ce5" office:value-type="string" calcext:value-type="string">
            <text:p><text:s/>1.11331 </text:p>
          </table:table-cell>
          <table:table-cell table:style-name="ce7" office:value-type="string" calcext:value-type="string">
            <text:p><text:s/>2.11116 </text:p>
          </table:table-cell>
          <table:table-cell office:value-type="string" calcext:value-type="string">
            <text:p><text:s/>1.1551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efficacité V1 </text:p>
          </table:table-cell>
          <table:table-cell office:value-type="string" calcext:value-type="string">
            <text:p><text:s/>0.130291 </text:p>
          </table:table-cell>
          <table:table-cell office:value-type="string" calcext:value-type="string">
            <text:p><text:s/>0.0696142 </text:p>
          </table:table-cell>
          <table:table-cell office:value-type="string" calcext:value-type="string">
            <text:p><text:s/>0.0688998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efficacité V2 </text:p>
          </table:table-cell>
          <table:table-cell office:value-type="string" calcext:value-type="string">
            <text:p><text:s/>0.089433 </text:p>
          </table:table-cell>
          <table:table-cell office:value-type="string" calcext:value-type="string">
            <text:p><text:s/>0.0696199 </text:p>
          </table:table-cell>
          <table:table-cell office:value-type="string" calcext:value-type="string">
            <text:p><text:s/>0.0701834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efficacité V3 </text:p>
          </table:table-cell>
          <table:table-cell office:value-type="string" calcext:value-type="string">
            <text:p><text:s/>0.70372</text:p>
          </table:table-cell>
          <table:table-cell office:value-type="string" calcext:value-type="string">
            <text:p><text:s/>0.371104 </text:p>
          </table:table-cell>
          <table:table-cell office:value-type="string" calcext:value-type="string">
            <text:p><text:s/>0.385035 </text:p>
          </table:table-cell>
          <table:table-cell table:number-columns-repeated="12"/>
        </table:table-row>
        <calcext:conditional-formats>
          <calcext:conditional-format calcext:target-range-address="Feuille1.B34:Feuille1.B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uille1.C34:Feuille1.C36">
            <calcext:color-scale>
              <calcext:color-scale-entry calcext:value="0" calcext:type="minimum" calcext:color="#ff40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range table:name="ITA1" table:base-cell-address="$Feuille1.$B$11" table:cell-range-address="$Feuille1.$B$11"/>
        <table:named-range table:name="ITA2" table:base-cell-address="$Feuille1.$B$17" table:cell-range-address="$Feuille1.$B$17"/>
        <table:named-range table:name="ITA3" table:base-cell-address="$Feuille1.$B$23" table:cell-range-address="$Feuille1.$B$23"/>
        <table:named-range table:name="ITB1" table:base-cell-address="$Feuille1.$B$12" table:cell-range-address="$Feuille1.$B$12"/>
        <table:named-range table:name="ITB2" table:base-cell-address="$Feuille1.$B$18" table:cell-range-address="$Feuille1.$B$18"/>
        <table:named-range table:name="ITB3" table:base-cell-address="$Feuille1.$B$24" table:cell-range-address="$Feuille1.$B$24"/>
        <table:named-range table:name="ITC1" table:base-cell-address="$Feuille1.$B$13" table:cell-range-address="$Feuille1.$B$13"/>
        <table:named-range table:name="ITC2" table:base-cell-address="$Feuille1.$B$13" table:cell-range-address="$Feuille1.$B$19"/>
        <table:named-range table:name="ITC3" table:base-cell-address="$Feuille1.$B$25" table:cell-range-address="$Feuille1.$B$25"/>
        <table:named-range table:name="ITD1" table:base-cell-address="$Feuille1.$B$14" table:cell-range-address="$Feuille1.$B$14"/>
        <table:named-range table:name="ITD2" table:base-cell-address="$Feuille1.$B$20" table:cell-range-address="$Feuille1.$B$20"/>
        <table:named-range table:name="ITD3" table:base-cell-address="$Feuille1.$B$26" table:cell-range-address="$Feuille1.$B$26"/>
        <table:named-range table:name="ITD4" table:base-cell-address="$Feuille1.$B$26" table:cell-range-address="$Feuille1.$B$26"/>
        <table:named-range table:name="ITE1" table:base-cell-address="$Feuille1.$B$15" table:cell-range-address="$Feuille1.$B$15"/>
        <table:named-range table:name="ITE2" table:base-cell-address="$Feuille1.$B$21" table:cell-range-address="$Feuille1.$B$21"/>
        <table:named-range table:name="ITE3" table:base-cell-address="$Feuille1.$B$27" table:cell-range-address="$Feuille1.$B$27"/>
        <table:named-range table:name="PAS" table:base-cell-address="$Feuille1.$B$10" table:cell-range-address="$Feuille1.$B$1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6:07:04.145773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3:49:24.188295484</meta:creation-date>
    <dc:date>2024-03-11T17:46:23.822577522</dc:date>
    <meta:editing-duration>PT1H8M48S</meta:editing-duration>
    <meta:editing-cycles>4</meta:editing-cycles>
    <meta:generator>LibreOffice/7.0.4.2$Linux_X86_64 LibreOffice_project/00$Build-2</meta:generator>
    <meta:document-statistic meta:table-count="1" meta:cell-count="100" meta:object-count="0"/>
  </office:meta>
</office:document-meta>
</file>